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DF0003A5E6000536E8D270B8E7.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3"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7"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10" style:family="graphic" style:parent-style-name="standard">
      <style:graphic-properties draw:visible-area-left="0cm" draw:visible-area-top="0cm" draw:visible-area-width="22.939cm" draw:visible-area-height="7.54cm" draw:ole-draw-aspect="1"/>
    </style:style>
    <style:style style:name="gr11" style:family="graphic" style:parent-style-name="standard">
      <style:graphic-properties draw:visible-area-left="0cm" draw:visible-area-top="0cm" draw:visible-area-width="22.939cm" draw:visible-area-height="7.223cm" draw:ole-draw-aspect="1"/>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no-wrap" draw:shadow="hidden" draw:shadow-color="#808080"/>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fo:margin-top="0.396cm" fo:margin-bottom="0cm" text:enable-numbering="false" fo:text-indent="0cm"/>
    </style:style>
    <style:style style:name="P6" style:family="paragraph">
      <style:paragraph-properties style:writing-mode="lr-tb"/>
    </style:style>
    <style:style style:name="P7" style:family="paragraph">
      <style:paragraph-properties fo:margin-left="0.952cm" fo:margin-right="0cm" fo:margin-top="0.176cm" fo:margin-bottom="0cm" text:enable-numbering="true" fo:text-indent="-0.952cm"/>
    </style:style>
    <style:style style:name="P8" style:family="paragraph">
      <style:paragraph-properties fo:margin-left="0.952cm" fo:margin-right="0cm" fo:text-indent="-0.952cm" style:writing-mode="lr-tb"/>
    </style:style>
    <style:style style:name="P9" style:family="paragraph">
      <style:paragraph-properties fo:margin-left="0.952cm" fo:margin-right="0cm" fo:margin-top="0.176cm" fo:margin-bottom="0cm" text:enable-numbering="false" fo:text-indent="-0.952cm"/>
    </style:style>
    <style:style style:name="P10" style:family="paragraph">
      <style:paragraph-properties fo:margin-left="0cm" fo:margin-right="0cm" fo:text-align="center" text:enable-numbering="false" fo:text-indent="0cm"/>
    </style:style>
    <style:style style:name="P11" style:family="paragraph">
      <style:paragraph-properties fo:margin-left="0cm" fo:margin-right="0cm" fo:margin-top="0.264cm" fo:margin-bottom="0cm" text:enable-numbering="false" fo:text-indent="0cm"/>
    </style:style>
    <style:style style:name="P12" style:family="paragraph">
      <style:paragraph-properties fo:text-align="center" style:writing-mode="lr-tb"/>
      <style:text-properties fo:font-size="24pt"/>
    </style:style>
    <style:style style:name="T1" style:family="text">
      <style:text-properties fo:color="#000000" fo:language="de" fo:country="DE"/>
    </style:style>
    <style:style style:name="T2" style:family="text">
      <style:text-properties fo:language="de" fo:country="DE"/>
    </style:style>
    <style:style style:name="T3" style:family="text">
      <style:text-properties fo:language="de" fo:country="DE" fo:font-weight="bold" style:font-weight-asian="bold" style:font-weight-complex="bold"/>
    </style:style>
    <style:style style:name="T4" style:family="text">
      <style:text-properties fo:language="de" fo:country="DE" fo:font-style="italic" style:font-style-asian="italic" style:font-style-complex="italic"/>
    </style:style>
    <style:style style:name="T5" style:family="text">
      <style:text-properties fo:font-family="Wingdings" style:font-pitch="variable" style:font-charset="x-symbol" fo:language="de" fo:country="DE"/>
    </style:style>
    <style:style style:name="T6" style:family="text">
      <style:text-properties fo:font-size="12pt" fo:language="de" fo:country="DE" style:font-size-asian="12pt" style:font-size-complex="12pt"/>
    </style:style>
    <style:style style:name="T7" style:family="text">
      <style:text-properties fo:font-size="12pt" style:font-size-asian="12pt" style:font-size-complex="12pt"/>
    </style:style>
    <style:style style:name="T8" style:family="text">
      <style:text-properties fo:font-size="10pt" fo:language="de" fo:country="DE" style:font-size-asian="10pt" style:font-size-complex="10pt"/>
    </style:style>
    <style:style style:name="T9" style:family="text">
      <style:text-properties fo:font-size="15pt" fo:language="de" fo:country="D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FiMi" draw:style-name="dp1" draw:master-page-name="Default" presentation:presentation-page-layout-name="AL1T0">
        <office:forms form:automatic-focus="false" form:apply-design-mode="false"/>
        <draw:frame presentation:style-name="pr1" draw:text-style-name="P2" draw:layer="layout" svg:width="21.59cm" svg:height="4.084cm" svg:x="1.905cm" svg:y="5.917cm" presentation:class="title" presentation:user-transformed="true">
          <draw:text-box>
            <text:p text:style-name="P1"><text:span text:style-name="T1">FiMi</text:span></text:p>
          </draw:text-box>
        </draw:frame>
        <draw:frame presentation:style-name="pr2" draw:text-style-name="P2" draw:layer="layout" svg:width="17.78cm" svg:height="4.869cm" svg:x="3.81cm" svg:y="10.795cm" presentation:class="subtitle" presentation:user-transformed="true">
          <draw:text-box>
            <text:p text:style-name="P3"><text:span text:style-name="T2">Financial Instrument management Interface</text:span></text:p>
          </draw:text-box>
        </draw:frame>
        <presentation:notes draw:style-name="dp2">
          <draw:page-thumbnail draw:style-name="gr1" draw:layer="layout" svg:width="9.999cm" svg:height="9.999cm" svg:x="0cm" svg:y="0cm" draw:page-number="1"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draw:page draw:name="What the Hell is FiMi"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What the Hell is FiMi</text:span></text:p>
          </draw:text-box>
        </draw:frame>
        <draw:custom-shape draw:style-name="gr2" draw:text-style-name="P6" draw:layer="layout" svg:width="24.002cm" svg:height="4.342cm" svg:x="0.9cm" svg:y="3.925cm">
          <text:p text:style-name="P1"><text:span text:style-name="T2">FiMi is the short form of Financial Instrument Management Interface (just for optical reason it is written with two capitals). FiMi is a postgresql backend for quote Data accessed by a provided API.</text:span></text:p>
          <text:p text:style-name="P1"><text:span text:style-name="T2"/></text:p>
          <text:p text:style-name="P5"><text:span text:style-name="T2"/></text:p>
          <draw:enhanced-geometry svg:viewBox="0 0 21600 21600" draw:type="mso-spt202" draw:enhanced-path="M 0 0 L 21600 0 21600 21600 0 21600 0 0 Z N"/>
        </draw:custom-shape>
        <presentation:notes draw:style-name="dp2">
          <draw:page-thumbnail draw:style-name="gr1" draw:layer="layout" svg:width="9.999cm" svg:height="9.999cm" svg:x="0cm" svg:y="0cm" draw:page-number="2"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draw:page draw:name="Definitions"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Definitions</text:span></text:p>
          </draw:text-box>
        </draw:frame>
        <draw:frame presentation:style-name="pr5" draw:text-style-name="P8" draw:layer="layout" svg:width="22.86cm" svg:height="12.573cm" svg:x="1.27cm" svg:y="4.445cm" presentation:class="outline" presentation:user-transformed="true">
          <draw:text-box>
            <text:list text:style-name="L4">
              <text:list-item>
                <text:p text:style-name="P7"><text:span text:style-name="T3">Financial Instrument (FI)</text:span><text:span text:style-name="T2">: a Fi can be everything that have a Price. For very special porposes a Fi can also be a Price in form of a SQL query over other Fis.</text:span></text:p>
              </text:list-item>
            </text:list>
            <text:list text:style-name="L4">
              <text:list-item>
                <text:p text:style-name="P7"><text:span text:style-name="T3">Symbol:</text:span><text:span text:style-name="T2"> a Symbol is a Name for a Fi. An Fi can have several names (ex. ISIN or Reuters Symbol). Some names are needed to identify the Fi to a Data provider (ex yahoo symbol).</text:span></text:p>
              </text:list-item>
            </text:list>
            <text:list text:style-name="L4">
              <text:list-item>
                <text:p text:style-name="P7"><text:span text:style-name="T3">Market:</text:span><text:span text:style-name="T2"> a market is a place where a Fi gets valued. It can be something like a stock exchange. If you buy something direct from the Owner the Market would be OTC.</text:span></text:p>
              </text:list-item>
            </text:list>
            <text:list text:style-name="L4">
              <text:list-item>
                <text:p text:style-name="P7"><text:span text:style-name="T3">Underlying:</text:span><text:span text:style-name="T2"> This is used if one Fi depends on a other one. For example an Option-Fi (or Warrant) base on a Stock-Fi. The stock is the underlying. This can be endless ex. a warrant on a option on a future an a index based on stocks.</text:span></text:p>
              </text:list-item>
            </text:list>
          </draw:text-box>
        </draw:frame>
        <presentation:notes draw:style-name="dp2">
          <draw:page-thumbnail draw:style-name="gr1" draw:layer="layout" svg:width="9.999cm" svg:height="9.999cm" svg:x="0cm" svg:y="0cm" draw:page-number="3"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draw:page draw:name="page4"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Definitions</text:span></text:p>
          </draw:text-box>
        </draw:frame>
        <draw:frame presentation:style-name="pr5" draw:text-style-name="P8" draw:layer="layout" svg:width="22.86cm" svg:height="12.811cm" svg:x="1.27cm" svg:y="4.445cm" presentation:class="outline" presentation:user-transformed="true">
          <draw:text-box>
            <text:list text:style-name="L4">
              <text:list-item>
                <text:p text:style-name="P7"><text:span text:style-name="T3">Bar:</text:span><text:span text:style-name="T2"> A bar is defined by quote data </text:span><text:span text:style-name="T4">date/time, open, high, low, close, vol, open interest</text:span></text:p>
              </text:list-item>
            </text:list>
            <text:list text:style-name="L4">
              <text:list-item>
                <text:p text:style-name="P7"><text:span text:style-name="T3">eodBar:</text:span><text:span text:style-name="T2"> is a bar with quotes from the end of a day </text:span><text:span text:style-name="T5"></text:span><text:span text:style-name="T2"> only have a date in the DB</text:span></text:p>
              </text:list-item>
            </text:list>
            <text:list text:style-name="L4">
              <text:list-item>
                <text:p text:style-name="P7"><text:span text:style-name="T3">intBar:</text:span><text:span text:style-name="T2"> is a intraday bar </text:span><text:span text:style-name="T5"></text:span><text:span text:style-name="T2"> have date and time</text:span></text:p>
              </text:list-item>
            </text:list>
            <text:list text:style-name="L4">
              <text:list-item>
                <text:p text:style-name="P7"><text:span text:style-name="T3">Tick:</text:span><text:span text:style-name="T2"> a tick is a paid </text:span><text:span text:style-name="T4">Price</text:span><text:span text:style-name="T2">, a </text:span><text:span text:style-name="T4">volume</text:span><text:span text:style-name="T2"> and </text:span><text:span text:style-name="T4">date/time</text:span></text:p>
              </text:list-item>
            </text:list>
            <text:list text:style-name="L4">
              <text:list-item>
                <text:p text:style-name="P7"><text:span text:style-name="T3">Quote:</text:span><text:span text:style-name="T2"> quote is a „offer“ it is defined by </text:span><text:span text:style-name="T4">date/time, bid, ask and volumes of bid/ask</text:span></text:p>
              </text:list-item>
            </text:list>
            <text:list text:style-name="L4">
              <text:list-item>
                <text:p text:style-name="P7"><text:span text:style-name="T3">LayerII: </text:span><text:span text:style-name="T2">layer2 defines a Orderbook, it shows buyers and sellers expected entry/exit prices defined by </text:span><text:span text:style-name="T4">date/time, buyer/seller, price vol. </text:span><text:span text:style-name="T2">For every buyer and seller get in one database row</text:span></text:p>
              </text:list-item>
            </text:list>
            <text:list text:style-name="L4">
              <text:list-item>
                <text:p text:style-name="P7"><text:span text:style-name="T3">Fundamentals:</text:span><text:span text:style-name="T2"> How to manage fundamental data ist to be defined</text:span></text:p>
              </text:list-item>
            </text:list>
          </draw:text-box>
        </draw:frame>
        <presentation:notes draw:style-name="dp2">
          <draw:page-thumbnail draw:style-name="gr1" draw:layer="layout" svg:width="9.999cm" svg:height="9.999cm" svg:x="0cm" svg:y="0cm" draw:page-number="4"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draw:page draw:name="Concept"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Concept</text:span></text:p>
          </draw:text-box>
        </draw:frame>
        <draw:frame presentation:style-name="pr5" draw:text-style-name="P8" draw:layer="layout" svg:width="22.86cm" svg:height="12.573cm" svg:x="1.27cm" svg:y="4.445cm" presentation:class="outline" presentation:user-transformed="true">
          <draw:text-box>
            <text:list text:style-name="L4">
              <text:list-item>
                <text:p text:style-name="P9"><text:span text:style-name="T2">FiMi consists of three major parts</text:span></text:p>
              </text:list-item>
            </text:list>
            <text:list text:style-name="L4">
              <text:list-item>
                <text:p text:style-name="P7"><text:span text:style-name="T2">The </text:span><text:span text:style-name="T3">Postgres DB</text:span><text:span text:style-name="T2"> and two <text:s/>programs which handle the data, managerf and agentf</text:span></text:p>
              </text:list-item>
            </text:list>
            <text:list text:style-name="L4">
              <text:list-item>
                <text:p text:style-name="P7"><text:span text:style-name="T3">managerf</text:span><text:span text:style-name="T2"> : the is the user interface. All andjustments and settings <text:s/>are could done with him.</text:span></text:p>
              </text:list-item>
            </text:list>
            <text:list text:style-name="L4">
              <text:list-item>
                <text:p text:style-name="P7"><text:span text:style-name="T3">agentf:</text:span><text:span text:style-name="T2"> <text:s/>the agentf is the only part which write to the DB. All settings <text:s/>are done with managerf will executed by agentf.The agentf uses scripts located in provider directorys to download <text:s/>data from internet </text:span></text:p>
              </text:list-item>
            </text:list>
          </draw:text-box>
        </draw:frame>
        <presentation:notes draw:style-name="dp2">
          <draw:page-thumbnail draw:style-name="gr1" draw:layer="layout" svg:width="9.999cm" svg:height="9.999cm" svg:x="0cm" svg:y="0cm" draw:page-number="5"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draw:page draw:name="System Architecture"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System Architecture</text:span></text:p>
          </draw:text-box>
        </draw:frame>
        <draw:custom-shape draw:style-name="gr3" draw:text-style-name="P6" draw:layer="layout" svg:width="5.402cm" svg:height="5.601cm" svg:x="2.897cm" svg:y="12.726cm">
          <text:p text:style-name="P4"/>
          <draw:enhanced-geometry svg:viewBox="0 0 88 21600" draw:glue-points="44 ?f6 44 0 0 10800 44 21600 88 10800" draw:text-areas="0 ?f6 88 ?f3" draw:type="can" draw:modifiers="32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id="id5" draw:layer="layout" svg:width="4.6cm" svg:height="2.201cm" svg:x="3.298cm" svg:y="15.725cm">
          <text:p text:style-name="P10"><text:span text:style-name="T2">client schemas</text:span></text:p>
          <draw:enhanced-geometry svg:viewBox="0 0 88 21600" draw:glue-points="44 ?f6 44 0 0 10800 44 21600 88 10800" draw:text-areas="0 ?f6 88 ?f3" draw:type="can" draw:modifiers="72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id="id2" draw:layer="layout" svg:width="4.6cm" svg:height="2.201cm" svg:x="3.298cm" svg:y="13.723cm">
          <text:p text:style-name="P10"><text:span text:style-name="T2">schema fimi</text:span></text:p>
          <draw:enhanced-geometry svg:viewBox="0 0 88 21600" draw:glue-points="44 ?f6 44 0 0 10800 44 21600 88 10800" draw:text-areas="0 ?f6 88 ?f3" draw:type="can" draw:modifiers="72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6" draw:layer="layout" svg:width="4.401cm" svg:height="1.253cm" svg:x="3.532cm" svg:y="12.762cm">
          <text:p text:style-name="P11"><text:span text:style-name="T6">Postgres <text:s/>Backend</text:span></text:p>
          <draw:enhanced-geometry svg:viewBox="0 0 21600 21600" draw:type="mso-spt202" draw:enhanced-path="M 0 0 L 21600 0 21600 21600 0 21600 0 0 Z N"/>
        </draw:custom-shape>
        <draw:custom-shape draw:style-name="gr4" draw:text-style-name="P6" draw:id="id1" draw:layer="layout" svg:width="4.6cm" svg:height="1.998cm" svg:x="3.298cm" svg:y="8.528cm">
          <text:p text:style-name="P10"><text:span text:style-name="T2">libfimi</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5" draw:text-style-name="P12" draw:layer="layout" draw:type="line" svg:x1="5.597cm" svg:y1="10.524cm" svg:x2="5.597cm" svg:y2="14.463cm" draw:start-shape="id1" draw:start-glue-point="6" draw:end-shape="id2" draw:end-glue-point="4">
          <text:p text:style-name="P4"/>
        </draw:connector>
        <draw:custom-shape draw:style-name="gr2" draw:text-style-name="P6" draw:layer="layout" svg:width="3.197cm" svg:height="0.757cm" draw:transform="rotate (1.5707963267946) translate (4.899cm 12.545cm)">
          <text:p text:style-name="P11"><text:span text:style-name="T7">TCP/IP</text:span></text:p>
          <draw:enhanced-geometry svg:viewBox="0 0 21600 21600" draw:type="mso-spt202" draw:enhanced-path="M 0 0 L 21600 0 21600 21600 0 21600 0 0 Z N"/>
        </draw:custom-shape>
        <draw:custom-shape draw:style-name="gr4" draw:text-style-name="P6" draw:id="id4" draw:layer="layout" svg:width="4.599cm" svg:height="1.998cm" svg:x="17.101cm" svg:y="11.333cm">
          <text:p text:style-name="P10">Client Program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6" draw:layer="layout" svg:width="4.599cm" svg:height="1.997cm" svg:x="16.334cm" svg:y="9.931cm">
          <text:p text:style-name="P10"><text:span text:style-name="T2">Client Programm B</text:span></text:p>
          <text:p text:style-name="P10"><text:span text:style-name="T8">ex qtstalke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6" draw:id="id3" draw:layer="layout" svg:width="4.599cm" svg:height="1.998cm" svg:x="15.699cm" svg:y="8.528cm">
          <text:p text:style-name="P10"><text:span text:style-name="T2">Client Programm A</text:span></text:p>
          <text:p text:style-name="P10"><text:span text:style-name="T8">ex manager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5" draw:text-style-name="P12" draw:layer="layout" draw:type="line" svg:x1="15.699cm" svg:y1="9.526cm" svg:x2="7.898cm" svg:y2="9.526cm" draw:start-shape="id3" draw:start-glue-point="5" draw:end-shape="id1" draw:end-glue-point="7">
          <text:p text:style-name="P4"/>
        </draw:connector>
        <draw:custom-shape draw:style-name="gr2" draw:text-style-name="P6" draw:layer="layout" svg:width="3.4cm" svg:height="0.757cm" svg:x="9.428cm" svg:y="8.797cm">
          <text:p text:style-name="P11"><text:span text:style-name="T6">libfimi.hpp</text:span></text:p>
          <draw:enhanced-geometry svg:viewBox="0 0 21600 21600" draw:type="mso-spt202" draw:enhanced-path="M 0 0 L 21600 0 21600 21600 0 21600 0 0 Z N"/>
        </draw:custom-shape>
        <draw:connector draw:style-name="gr6" draw:text-style-name="P12" draw:layer="layout" svg:x1="19.4cm" svg:y1="13.329cm" svg:x2="7.896cm" svg:y2="16.825cm" draw:start-shape="id4" draw:start-glue-point="6" draw:end-shape="id5" draw:end-glue-point="8">
          <text:p text:style-name="P4"/>
        </draw:connector>
        <draw:line draw:style-name="gr7" draw:text-style-name="P12" draw:layer="layout" svg:x1="5.592cm" svg:y1="15.527cm" svg:x2="5.592cm" svg:y2="16.325cm">
          <text:p text:style-name="P4"/>
        </draw:line>
        <draw:custom-shape draw:style-name="gr4" draw:text-style-name="P6" draw:id="id6" draw:layer="layout" svg:width="4.6cm" svg:height="1.997cm" svg:x="3.298cm" svg:y="3.925cm">
          <text:p text:style-name="P10"><text:span text:style-name="T2">agent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5" draw:text-style-name="P12" draw:layer="layout" draw:type="line" svg:x1="5.597cm" svg:y1="5.92cm" svg:x2="5.597cm" svg:y2="8.528cm" draw:start-shape="id6" draw:start-glue-point="6" draw:end-shape="id1" draw:end-glue-point="4">
          <text:p text:style-name="P4"/>
        </draw:connector>
        <draw:custom-shape draw:style-name="gr2" draw:text-style-name="P6" draw:layer="layout" svg:width="3.399cm" svg:height="0.757cm" draw:transform="rotate (1.5707963267946) translate (4.771cm 8.474cm)">
          <text:p text:style-name="P11"><text:span text:style-name="T6">libfimi.hpp</text:span></text:p>
          <draw:enhanced-geometry svg:viewBox="0 0 21600 21600" draw:type="mso-spt202" draw:enhanced-path="M 0 0 L 21600 0 21600 21600 0 21600 0 0 Z N"/>
        </draw:custom-shape>
        <draw:custom-shape draw:style-name="gr4" draw:text-style-name="P6" draw:id="id7" draw:layer="layout" svg:width="10.601cm" svg:height="3.404cm" svg:x="14.041cm" svg:y="2.884cm">
          <text:p text:style-name="P10">Interne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8" draw:text-style-name="P12" draw:layer="layout" draw:type="line" svg:x1="14.041cm" svg:y1="4.912cm" svg:x2="7.898cm" svg:y2="4.922cm" draw:start-shape="id7" draw:start-glue-point="5" draw:end-shape="id6" draw:end-glue-point="7">
          <text:p text:style-name="P4"/>
        </draw:connector>
        <draw:custom-shape draw:style-name="gr2" draw:text-style-name="P6" draw:layer="layout" svg:width="6.398cm" svg:height="0.757cm" svg:x="8.498cm" svg:y="4.163cm">
          <text:p text:style-name="P11"><text:span text:style-name="T6">Stdin from Scripts (Stdout)</text:span></text:p>
          <draw:enhanced-geometry svg:viewBox="0 0 21600 21600" draw:type="mso-spt202" draw:enhanced-path="M 0 0 L 21600 0 21600 21600 0 21600 0 0 Z N"/>
        </draw:custom-shape>
        <presentation:notes draw:style-name="dp2">
          <draw:page-thumbnail draw:style-name="gr1" draw:layer="layout" svg:width="9.999cm" svg:height="9.999cm" svg:x="0cm" svg:y="0cm" draw:page-number="6"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draw:page draw:name="BASIC Data Model Overview" draw:style-name="dp1" draw:master-page-name="Default" presentation:presentation-page-layout-name="AL3T1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BASIC </text:span><text:span text:style-name="T2">Data Model Overview</text:span></text:p>
          </draw:text-box>
        </draw:frame>
        <draw:frame draw:style-name="gr9" draw:text-style-name="P12" draw:layer="layout" svg:width="15.028cm" svg:height="16.201cm" svg:x="5.177cm" svg:y="2.959cm">
          <draw:image xlink:href="Pictures/200001DF0003A5E6000536E8D270B8E7.wmf" xlink:type="simple" xlink:show="embed" xlink:actuate="onLoad">
            <text:p text:style-name="P4"/>
          </draw:image>
        </draw:frame>
        <presentation:notes draw:style-name="dp2">
          <draw:page-thumbnail draw:style-name="gr1" draw:layer="layout" svg:width="9.999cm" svg:height="9.999cm" svg:x="0cm" svg:y="0cm" draw:page-number="7"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draw:page draw:name="Fi and Market Tables" draw:style-name="dp1" draw:master-page-name="Default" presentation:presentation-page-layout-name="AL3T1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Fi and Market Tables</text:span></text:p>
          </draw:text-box>
        </draw:frame>
        <draw:frame draw:style-name="gr10" draw:layer="layout" svg:width="22.931cm" svg:height="9.684cm" svg:x="1.27cm" svg:y="5.124cm">
          <draw:object-ole draw:class-id="00000000-0000-0000-0000-000000000000" xlink:href="./Object 1" xlink:type="simple" xlink:show="embed" xlink:actuate="onLoad"/>
          <draw:image xlink:href="./ObjectReplacements/Object 1" xlink:type="simple" xlink:show="embed" xlink:actuate="onLoad"/>
        </draw:frame>
        <presentation:notes draw:style-name="dp2">
          <draw:page-thumbnail draw:style-name="gr1" draw:layer="layout" svg:width="9.999cm" svg:height="9.999cm" svg:x="0cm" svg:y="0cm" draw:page-number="8"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draw:page draw:name="Symbol and Underlying Tables" draw:style-name="dp1" draw:master-page-name="Default" presentation:presentation-page-layout-name="AL3T1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Symbol and Underlying Tables</text:span></text:p>
          </draw:text-box>
        </draw:frame>
        <draw:frame draw:style-name="gr11" draw:layer="layout" svg:width="23.001cm" svg:height="9.45cm" svg:x="1.27cm" svg:y="5.124cm">
          <draw:object-ole draw:class-id="00000000-0000-0000-0000-000000000000" xlink:href="./Object 2" xlink:type="simple" xlink:show="embed" xlink:actuate="onLoad"/>
          <draw:image xlink:href="./ObjectReplacements/Object 2" xlink:type="simple" xlink:show="embed" xlink:actuate="onLoad"/>
        </draw:frame>
        <presentation:notes draw:style-name="dp2">
          <draw:page-thumbnail draw:style-name="gr1" draw:layer="layout" svg:width="9.999cm" svg:height="9.999cm" svg:x="0cm" svg:y="0cm" draw:page-number="9"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draw:page draw:name="Filling in Static Data"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Filling in Static Data</text:span></text:p>
          </draw:text-box>
        </draw:frame>
        <draw:frame presentation:style-name="pr5" draw:text-style-name="P8" draw:layer="layout" svg:width="22.86cm" svg:height="12.573cm" svg:x="1.27cm" svg:y="4.445cm" presentation:class="outline" presentation:user-transformed="true">
          <draw:text-box>
            <text:list text:style-name="L4">
              <text:list-item>
                <text:p text:style-name="P9"><text:span text:style-name="T2">For now there are a bunch of default values available and this agentf switches. The parameter syntax of each switch is printed when You call agentf without any switch.</text:span></text:p>
              </text:list-item>
            </text:list>
            <text:list text:style-name="L4">
              <text:list-item>
                <text:p text:style-name="P7"><text:span text:style-name="T2">-addFi, give as many symbols (each have three parts &lt;symbol&gt; &lt;symbolType&gt; &lt;market&gt;) as you like in the line. If one of these symbols already exsist, the other symbols will add to the found FI. Same is happend when the longname/fitype is found. If nothing is found, a new FI is created</text:span></text:p>
              </text:list-item>
            </text:list>
            <text:list text:style-name="L4">
              <text:list-item>
                <text:p text:style-name="P7"><text:span text:style-name="T2">-this, update the eodBars of this FI</text:span></text:p>
              </text:list-item>
            </text:list>
            <text:list text:style-name="L4">
              <text:list-item>
                <text:p text:style-name="P7"><text:span text:style-name="T2">-full, update eodBars of all FI </text:span></text:p>
              </text:list-item>
            </text:list>
          </draw:text-box>
        </draw:frame>
        <presentation:notes draw:style-name="dp2">
          <draw:page-thumbnail draw:style-name="gr1" draw:layer="layout" svg:width="9.999cm" svg:height="9.999cm" svg:x="0cm" svg:y="0cm" draw:page-number="10"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draw:page draw:name="Filling in Quote Data"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Filling in Quote Data</text:span></text:p>
          </draw:text-box>
        </draw:frame>
        <draw:frame presentation:style-name="pr5" draw:text-style-name="P8" draw:layer="layout" svg:width="22.86cm" svg:height="12.573cm" svg:x="1.27cm" svg:y="4.445cm" presentation:class="outline" presentation:user-transformed="true">
          <draw:text-box>
            <text:list text:style-name="L4">
              <text:list-item>
                <text:p text:style-name="P7"><text:span text:style-name="T2">To fill in quote data (eodBars for now only) there are scripts used. Scripts can be in every language or binary code reading from stdin and writing quote data to stdout.</text:span></text:p>
              </text:list-item>
            </text:list>
            <text:list text:style-name="L4">
              <text:list-item>
                <text:p text:style-name="P7"><text:span text:style-name="T2">Scripts are started by the agentf</text:span></text:p>
              </text:list-item>
            </text:list>
            <text:list text:style-name="L4">
              <text:list-item>
                <text:p text:style-name="P7"><text:span text:style-name="T2">Scrips are located in the cvs tree at <text:s/></text:span><text:span text:style-name="T9">progs/agentf/provider/&lt;exact_provider_name_as_in_stype_caption&gt;/</text:span><text:span text:style-name="T2"><text:line-break/></text:span><text:span text:style-name="T2">after install they will copied to</text:span><text:span text:style-name="T2"><text:line-break/></text:span><text:span text:style-name="T9">/usr/local/lib/FiMi/provider/...</text:span></text:p>
              </text:list-item>
            </text:list>
            <text:list text:style-name="L4">
              <text:list-item>
                <text:p text:style-name="P7"><text:span text:style-name="T2">see the cvs progs/agentf/README for more details</text:span></text:p>
              </text:list-item>
            </text:list>
          </draw:text-box>
        </draw:frame>
        <presentation:notes draw:style-name="dp2">
          <draw:page-thumbnail draw:style-name="gr1" draw:layer="layout" svg:width="9.999cm" svg:height="9.999cm" svg:x="0cm" svg:y="0cm" draw:page-number="11"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draw:page draw:name="Future Plans"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Future Plans</text:p>
          </draw:text-box>
        </draw:frame>
        <draw:frame presentation:style-name="pr5" draw:text-style-name="P8" draw:layer="layout" svg:width="22.86cm" svg:height="12.573cm" svg:x="1.27cm" svg:y="4.445cm" presentation:class="outline" presentation:user-transformed="true">
          <draw:text-box>
            <text:list text:style-name="L4">
              <text:list-item>
                <text:p text:style-name="P7"><text:span text:style-name="T2">to be continued</text:span></text:p>
              </text:list-item>
            </text:list>
          </draw:text-box>
        </draw:frame>
        <presentation:notes draw:style-name="dp2">
          <draw:page-thumbnail draw:style-name="gr1" draw:layer="layout" svg:width="9.999cm" svg:height="9.999cm" svg:x="0cm" svg:y="0cm" draw:page-number="12" presentation:class="page"/>
          <draw:frame presentation:style-name="pr3" draw:text-style-name="P4"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Arial Unicode MS'"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32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Default-outline3" style:family="presentation" style:parent-style-name="Default-outline2">
      <style:paragraph-properties fo:margin-left="3.175cm" fo:margin-right="0cm" fo:margin-top="0.132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Default-outline4" style:family="presentation" style:parent-style-name="Default-outline3">
      <style:paragraph-properties fo:margin-left="4.445cm" fo:margin-right="0cm" fo:margin-top="0.132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Default-outline5" style:family="presentation" style:parent-style-name="Default-outline4">
      <style:paragraph-properties fo:margin-left="5.715cm" fo:margin-right="0cm" fo:margin-top="0.132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Default-outline6" style:family="presentation" style:parent-style-name="Default-outline5">
      <style:paragraph-properties fo:margin-left="5.715cm" fo:margin-right="0cm" fo:margin-top="0.132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Default-outline7" style:family="presentation" style:parent-style-name="Default-outline6">
      <style:paragraph-properties fo:margin-left="5.715cm" fo:margin-right="0cm" fo:margin-top="0.132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Default-outline8" style:family="presentation" style:parent-style-name="Default-outline7">
      <style:paragraph-properties fo:margin-left="5.715cm" fo:margin-right="0cm" fo:margin-top="0.132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Default-outline9" style:family="presentation" style:parent-style-name="Default-outline8">
      <style:paragraph-properties fo:margin-left="5.715cm" fo:margin-right="0cm" fo:margin-top="0.132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mer&gt;</text:page-number></text:span></text:p>
        </draw:text-box>
      </draw:frame>
    </style:handout-master>
    <style:master-page style:name="Default" style:page-layout-name="PM1" draw:style-name="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3" draw:layer="backgroundobjects" svg:width="5.927cm" svg:height="1.324cm" svg:x="1.269cm" svg:y="17.347cm" presentation:class="date-time">
        <draw:text-box>
          <text:p text:style-name="P3"><text:span text:style-name="T1"><presentation:date-time/></text:span></text:p>
        </draw:text-box>
      </draw:frame>
      <draw:frame presentation:style-name="pr1" draw:text-style-name="P4" draw:layer="backgroundobjects" svg:width="8.044cm" svg:height="1.324cm" svg:x="8.678cm" svg:y="17.347cm" presentation:class="footer">
        <draw:text-box>
          <text:p text:style-name="P4"><text:span text:style-name="T1"><presentation:footer/></text:span></text:p>
        </draw:text-box>
      </draw:frame>
      <draw:frame presentation:style-name="pr1" draw:text-style-name="P5" draw:layer="backgroundobjects" svg:width="5.927cm" svg:height="1.324cm" svg:x="18.202cm" svg:y="17.347cm" presentation:class="page-number">
        <draw:text-box>
          <text:p text:style-name="P5"><text:span text:style-name="T1"><text:page-number>&lt;Nummer&gt;</text:page-number></text:span></text:p>
        </draw:text-box>
      </draw:frame>
      <presentation:notes style:page-layout-name="PM0">
        <draw:page-thumbnail presentation:style-name="Default-title" draw:layer="backgroundobjects" svg:width="9.999cm" svg:height="9.999cm" svg:x="0cm" svg:y="0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title>Folie 1</dc:title>
    <meta:initial-creator>CIKIC</meta:initial-creator>
    <meta:creation-date>2007-05-15T19:58:30</meta:creation-date>
    <dc:date>2007-05-22T08:20:07</dc:date>
    <meta:print-date>2007-05-16T17:26:35</meta:print-date>
    <dc:language>en-US</dc:language>
    <meta:editing-cycles>24</meta:editing-cycles>
    <meta:editing-duration>PT35M2S</meta:editing-duration>
    <meta:user-defined meta:name="Info 1"/>
    <meta:user-defined meta:name="Info 2"/>
    <meta:user-defined meta:name="Info 3"/>
    <meta:user-defined meta:name="Info 4"/>
    <meta:document-statistic meta:object-count="84"/>
  </office:meta>
</office:document-meta>
</file>